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b7cc"/>
    </style:style>
    <style:style style:name="P2" style:family="paragraph" style:parent-style-name="Standard">
      <style:text-properties officeooo:paragraph-rsid="00081aa4"/>
    </style:style>
    <style:style style:name="P3" style:family="paragraph" style:parent-style-name="Standard">
      <style:text-properties fo:font-size="14pt" officeooo:paragraph-rsid="00081aa4" style:font-size-asian="14pt" style:font-size-complex="14pt"/>
    </style:style>
    <style:style style:name="P4" style:family="paragraph" style:parent-style-name="Standard">
      <style:text-properties fo:font-size="14pt" fo:language="en" fo:country="US" officeooo:rsid="00081aa4" officeooo:paragraph-rsid="00081aa4" style:font-size-asian="14pt" style:font-size-complex="14pt"/>
    </style:style>
    <style:style style:name="P5" style:family="paragraph" style:parent-style-name="Standard">
      <style:text-properties fo:font-size="14pt" fo:font-style="italic" officeooo:paragraph-rsid="00081aa4" style:font-size-asian="14pt" style:font-style-asian="italic" style:font-size-complex="14pt" style:font-style-complex="italic"/>
    </style:style>
    <style:style style:name="T1" style:family="text">
      <style:text-properties fo:language="en" fo:country="US" officeooo:rsid="0007b7c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ng Train Runnin’</text:p>
      <text:p text:style-name="Text_20_body"/>
      <text:section text:style-name="Sect1" text:name="Section1">
        <text:p text:style-name="P3">Down around the corner</text:p>
        <text:p text:style-name="P3">Half a mile from here</text:p>
        <text:p text:style-name="P3">See them long trains runnin'</text:p>
        <text:p text:style-name="P3">And you watch 'em disappear</text:p>
        <text:p text:style-name="P3"/>
        <text:p text:style-name="P5">Without love</text:p>
        <text:p text:style-name="P5">Where would you be now?</text:p>
        <text:p text:style-name="P5">(Without love)</text:p>
        <text:p text:style-name="P3"/>
        <text:p text:style-name="P3">Know I saw Miss Lucy</text:p>
        <text:p text:style-name="P3">Down along the tracks</text:p>
        <text:p text:style-name="P3">She lost her home and her family</text:p>
        <text:p text:style-name="P3">And she won't be coming back</text:p>
        <text:p text:style-name="P3"/>
        <text:p text:style-name="P5">Without love</text:p>
        <text:p text:style-name="P5">Where would you be right now?</text:p>
        <text:p text:style-name="P5">(Without love)</text:p>
        <text:p text:style-name="P3"/>
        <text:p text:style-name="P3">Well, the Illinois Central</text:p>
        <text:p text:style-name="P3">And the Southern Central freight</text:p>
        <text:p text:style-name="P3">Got to keep on pushin' mama</text:p>
        <text:p text:style-name="P3">'Cause you know they're runnin' late</text:p>
        <text:p text:style-name="P3"/>
        <text:p text:style-name="P5">Without love</text:p>
        <text:p text:style-name="P5">Where would you be now, na-na-now?</text:p>
        <text:p text:style-name="P5">(Without love)</text:p>
        <text:p text:style-name="P3"/>
        <text:p text:style-name="P4">SOLO</text:p>
        <text:p text:style-name="P4"/>
        <text:p text:style-name="P3">Well, the Illinois Central</text:p>
        <text:p text:style-name="P3">And the Southern Central freight</text:p>
        <text:p text:style-name="P3">Got to keep on pushin' mama</text:p>
        <text:p text:style-name="P3">You know they're runnin' late</text:p>
        <text:p text:style-name="P3"/>
        <text:p text:style-name="P5">Without love</text:p>
        <text:p text:style-name="P5">Where would you be now?</text:p>
        <text:p text:style-name="P5">(Without love)</text:p>
        <text:p text:style-name="P3"/>
        <text:p text:style-name="P3">Well, pistons keep on churnin'</text:p>
        <text:p text:style-name="P3">And the wheels go 'round and 'round</text:p>
        <text:p text:style-name="P3">And the steel rails lie cold</text:p>
        <text:p text:style-name="P3">And hard on the mountains they go down</text:p>
        <text:p text:style-name="P3"/>
        <text:p text:style-name="P5">Without love</text:p>
        <text:p text:style-name="P5">Where would you be right now?</text:p>
        <text:p text:style-name="P5">(Without love)</text:p>
        <text:p text:style-name="P3"/>
        <text:p text:style-name="P3">Ooh, where would you be now?</text:p>
        <text:p text:style-name="P3"/>
        <text:p text:style-name="P3">Mmm, got to get you baby-baby</text:p>
        <text:p text:style-name="P3">Won't you move it down?</text:p>
        <text:p text:style-name="P3">Won't you move it down?</text:p>
        <text:p text:style-name="P3">Baby-baby-baby-baby</text:p>
        <text:p text:style-name="P3">Won't you move it down?</text:p>
        <text:p text:style-name="P3"/>
        <text:p text:style-name="P3">When the big train run</text:p>
        <text:p text:style-name="P3">When the train I'm movin' on</text:p>
        <text:p text:style-name="P3">I got to keep on movin'</text:p>
        <text:p text:style-name="P3">Keep on movin'</text:p>
        <text:p text:style-name="P3">Won't you keep on movin'?</text:p>
        <text:p text:style-name="P3">Won't you keep on movin'?</text:p>
        <text:p text:style-name="P3"/>
        <text:p text:style-name="P3"/>
        <text:p text:style-name="P3"/>
        <text:p text:style-name="P3"/>
      </text:section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8:53:44.777821715</meta:creation-date>
    <meta:print-date>2025-12-12T18:56:20.859402416</meta:print-date>
    <dc:date>2025-12-13T14:45:50.107046070</dc:date>
    <meta:editing-duration>PT49M35S</meta:editing-duration>
    <meta:editing-cycles>1</meta:editing-cycles>
    <meta:document-statistic meta:table-count="0" meta:image-count="0" meta:object-count="0" meta:page-count="1" meta:paragraph-count="49" meta:word-count="218" meta:character-count="1137" meta:non-whitespace-character-count="968"/>
    <meta:generator>LibreOffice/24.2.7.2$Linux_X86_64 LibreOffice_project/420$Build-2</meta:generator>
  </office:meta>
</office:document-meta>
</file>